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pt" fo:country="BR" officeooo:rsid="0012dae9" officeooo:paragraph-rsid="0012dae9"/>
    </style:style>
    <style:style style:name="P2" style:family="paragraph" style:parent-style-name="Standard">
      <style:text-properties fo:language="pt" fo:country="BR" officeooo:rsid="0012dae9" officeooo:paragraph-rsid="0012dae9"/>
    </style:style>
    <style:style style:name="P3" style:family="paragraph" style:parent-style-name="Standard">
      <style:text-properties fo:language="pt" fo:country="BR" officeooo:rsid="00143066" officeooo:paragraph-rsid="00143066"/>
    </style:style>
    <style:style style:name="T1" style:family="text">
      <style:text-properties officeooo:rsid="00136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da impede que uma EC possa aumentar a competência tributária dos entes federados.</text:p>
      <text:p text:style-name="P2"/>
      <text:p text:style-name="P3">A atribuição constitucional de competência tributária compreende a <text:span text:style-name="T2">competência legislativa plen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pt" fo:country="BR" officeooo:rsid="0012dae9" officeooo:paragraph-rsid="0012dae9"/>
    </style:style>
    <style:style style:name="MT1" style:family="text">
      <style:text-properties officeooo:rsid="00136be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<text:span text:style-name="MT1">3</text:span> – <text:span text:style-name="MT1">Competência tributária e impostos de competência da Uni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04:51.466000000</meta:creation-date>
    <dc:date>2018-03-21T15:07:53.904000000</dc:date>
    <meta:editing-duration>PT3M1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3" meta:word-count="34" meta:character-count="247" meta:non-whitespace-character-count="215"/>
  </office:meta>
</office:document-meta>
</file>